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normal" fo:background-color="#dddddd" style:font-name-asian="Andale Mono" style:font-name-complex="Andale Mono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font-name="RYO_Serif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ndale Mono" fo:font-size="10pt" fo:font-weight="bold" fo:background-color="transparent" style:font-name-asian="Andale Mono" style:font-name-complex="Andale Mono"/>
    </style:style>
    <style:style style:name="T3" style:family="text">
      <style:text-properties style:use-window-font-color="true" style:font-name="Andale Mono" fo:font-size="10pt" fo:font-weight="bold" fo:background-color="#dddddd" style:font-name-asian="Andale Mono" style:font-name-complex="Andale Mono"/>
    </style:style>
    <style:style style:name="T4" style:family="text">
      <style:text-properties style:use-window-font-color="true" style:font-name="Andale Mono" fo:font-size="10pt" fo:font-weight="normal" fo:background-color="transparent" style:font-name-asian="Andale Mono" style:font-name-complex="Andale Mono"/>
    </style:style>
    <style:style style:name="T5" style:family="text">
      <style:text-properties style:use-window-font-color="true" style:font-name="Andale Mono" fo:font-size="10pt" fo:font-weight="normal" fo:background-color="#dddddd" style:font-name-asian="Andale Mono" style:font-name-complex="Andale Mono"/>
    </style:style>
    <style:style style:name="T6" style:family="text">
      <style:text-properties style:use-window-font-color="true" fo:font-size="10pt" fo:font-weight="bold" fo:background-color="transparent" style:font-name-asian="Andale Mono" style:font-name-complex="Andale Mono"/>
    </style:style>
    <style:style style:name="T7" style:family="text">
      <style:text-properties style:use-window-font-color="true" fo:font-size="10pt" fo:font-weight="bold" fo:background-color="#dddddd" style:font-name-asian="Andale Mono" style:font-name-complex="Andale Mono"/>
    </style:style>
    <style:style style:name="T8" style:family="text">
      <style:text-properties style:use-window-font-color="true" fo:font-size="10pt" fo:font-weight="normal" fo:background-color="transparent" style:font-name-asian="Andale Mono" style:font-name-complex="Andale Mono"/>
    </style:style>
    <style:style style:name="T9" style:family="text">
      <style:text-properties style:use-window-font-color="true" fo:font-size="10pt" fo:font-weight="normal" fo:background-color="#dddddd" style:font-name-asian="Andale Mono" style:font-name-complex="Andale Mono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727cm" style:rel-width="scale" svg:height="3.1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3"/>
      <text:p text:style-name="P4">LjunggrenAudio RYOModular.com VERT_MX</text:p>
      <text:p text:style-name="P7">A Three <text:s/>Channel <text:s/>Bipolar <text:s/>Mixer/Att.</text:p>
      <text:p text:style-name="P10"/>
      <text:p text:style-name="P10"/>
      <text:p text:style-name="P11"/>
      <text:p text:style-name="P12"/>
      <text:p text:style-name="P12"/>
      <text:p text:style-name="P12"/>
      <text:p text:style-name="P13"><text:span text:style-name="T6">Dimensions</text:span><text:span text:style-name="T8"><text:tab/><text:tab/><text:tab/><text:tab/></text:span></text:p>
      <text:p text:style-name="P13"><text:span text:style-name="T9">Height:<text:tab/><text:tab/><text:tab/><text:tab/><text:tab/><text:tab/></text:span><text:span text:style-name="T7">3U</text:span><text:span text:style-name="T9"> (128.5mm)</text:span></text:p>
      <text:p text:style-name="P13"><text:span text:style-name="T9">Width:<text:tab/><text:tab/><text:tab/><text:tab/><text:tab/><text:tab/></text:span><text:span text:style-name="T7">8HP</text:span><text:span text:style-name="T9"> (40.30mm)</text:span></text:p>
      <text:p text:style-name="P13"><text:span text:style-name="T9">Depth:<text:tab/><text:tab/><text:tab/><text:tab/><text:tab/><text:tab/>??</text:span><text:span text:style-name="T7">mm</text:span><text:span text:style-name="T9"> (with power cable attached)</text:span></text:p>
      <text:p text:style-name="P9"><text:tab/><text:tab/><text:tab/><text:tab/><text:tab/></text:p>
      <text:p text:style-name="P9">Weight:<text:tab/><text:tab/><text:tab/><text:tab/><text:tab/><text:tab/>???g (approx w/cable)</text:p>
      <text:p text:style-name="P12"/>
      <text:p text:style-name="P12"/>
      <text:p text:style-name="P12"/>
      <text:p text:style-name="P12"/>
      <text:p text:style-name="P13"><text:span text:style-name="T6">Current consumption<text:tab/></text:span><text:span text:style-name="T8"><text:tab/><text:tab/><text:tab/></text:span></text:p>
      <text:p text:style-name="P13"><text:span text:style-name="T9">+12V rail<text:tab/><text:tab/><text:tab/><text:tab/><text:tab/><text:tab/></text:span><text:span text:style-name="T7">30mA</text:span></text:p>
      <text:p text:style-name="P13"><text:span text:style-name="T9">-12V rail<text:tab/><text:tab/><text:tab/><text:tab/><text:tab/><text:tab/></text:span><text:span text:style-name="T7">8mA</text:span></text:p>
      <text:p text:style-name="P13"><text:span text:style-name="T9">+5V rail<text:tab/><text:tab/><text:tab/><text:tab/><text:tab/><text:tab/></text:span><text:span text:style-name="T7">no +5V</text:span><text:span text:style-name="T9"> supply required</text:span></text:p>
      <text:p text:style-name="P12"/>
      <text:p text:style-name="P11"/>
      <text:p text:style-name="P11"/>
      <text:p text:style-name="P5">Basic specifications</text:p>
      <text:p text:style-name="P9">total frequency controllable range<text:tab/><text:tab/>dc to 50kHz</text:p>
      <text:p text:style-name="P9">max input/output audio signal<text:tab/><text:tab/><text:tab/>20Vpp</text:p>
      <text:p text:style-name="P9">CV input range<text:tab/><text:tab/><text:tab/><text:tab/><text:tab/>-10V to +10V</text:p>
      <text:p text:style-name="P12"/>
      <text:p text:style-name="P9">Max gain<text:tab/><text:tab/><text:tab/><text:tab/><text:tab/><text:tab/>n/a</text:p>
      <text:p text:style-name="P12"/>
      <text:p text:style-name="P12"/>
      <text:p text:style-name="P12"/>
      <text:p text:style-name="P12"/>
      <text:p text:style-name="P6"><text:soft-page-break/>Nominal impedances</text:p>
      <text:p text:style-name="P9">Audio signal input:<text:tab/><text:tab/><text:tab/><text:tab/>???ohm<text:line-break/>Audio Signal output:<text:tab/><text:tab/><text:tab/><text:tab/>???ohm</text:p>
      <text:p text:style-name="P9">CV input:<text:tab/><text:tab/><text:tab/><text:tab/><text:tab/><text:tab/>??kohm</text:p>
      <text:p text:style-name="P12"/>
      <text:p text:style-name="P12"/>
      <text:p text:style-name="P12"/>
      <text:p text:style-name="P8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1" meta:page-count="2" meta:paragraph-count="22" meta:word-count="75" meta:character-count="570"/>
    <dc:date>2024-11-16T00:06:02.13</dc:date>
    <dc:creator>Tom ryomodular.com</dc:creator>
    <meta:editing-duration>PT4M51S</meta:editing-duration>
    <meta:editing-cycles>1</meta:editing-cycles>
    <meta:generator>OpenOffice/4.1.15$Win32 OpenOffice.org_project/4115m2$Build-9813</meta:generator>
  </office:meta>
</office:document-meta>
</file>